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Symbol" svg:font-family="Symbol"/>
    <style:font-face style:name="TimesNewRomanPSMT" svg:font-family="TimesNewRomanPSMT" style:font-family-generic="roman"/>
    <style:font-face style:name="Arial Unicode MS1" svg:font-family="'Arial Unicode MS'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>
        <style:tab-stops>
          <style:tab-stop style:position="8.811cm"/>
        </style:tab-stops>
      </style:paragraph-properties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2" style:family="paragraph" style:parent-style-name="Standard" style:list-style-name="">
      <style:paragraph-properties style:text-autospace="none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Arial-BoldMT" fo:font-size="10pt" style:font-name-asian="Arial-BoldMT" style:font-size-asian="10pt" style:font-name-complex="Arial-BoldMT" style:font-size-complex="10pt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Arial-BoldMT" fo:font-size="10pt" fo:font-weight="bold" style:font-name-asian="Arial-BoldMT" style:font-size-asian="10pt" style:font-weight-asian="bold" style:font-name-complex="Arial-BoldMT" style:font-size-complex="10pt" style:font-weight-complex="bold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Arial-BoldMT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8" style:family="paragraph" style:parent-style-name="Standard" style:list-style-name="">
      <style:paragraph-properties style:text-autospace="none">
        <style:tab-stops>
          <style:tab-stop style:position="8.811cm"/>
        </style:tab-stops>
      </style:paragraph-properties>
    </style:style>
    <style:style style:name="P9" style:family="paragraph" style:parent-style-name="Standard" style:list-style-name="">
      <style:paragraph-properties fo:break-before="column" style:text-autospace="none"/>
      <style:text-properties style:font-name="Arial-BoldMT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T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" style:family="text">
      <style:text-properties style:font-name="Symbol" fo:font-size="12pt" style:font-name-asian="Symbol" style:font-size-asian="12pt" style:font-name-complex="Symbol" style:font-size-complex="12pt"/>
    </style:style>
    <style:style style:name="T3" style:family="text">
      <style:text-properties style:font-name="ArialMT" fo:font-size="12pt" style:font-name-asian="ArialMT" style:font-size-asian="12pt" style:font-name-complex="ArialMT" style:font-size-complex="12pt"/>
    </style:style>
    <style:style style:name="T4" style:family="text">
      <style:text-properties style:font-name="Arial-BoldMT" fo:font-size="10pt" fo:font-weight="bold" style:font-name-asian="Arial-BoldMT" style:font-size-asian="10pt" style:font-weight-asian="bold" style:font-name-complex="Arial-BoldMT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ersönliche Daten</text:p>
      <text:p text:style-name="P7">Geburtsdatum:</text:p>
      <text:p text:style-name="P7">Geburtsort:</text:p>
      <text:p text:style-name="P7">Staatsangehörigkeit:</text:p>
      <text:p text:style-name="P7">Familienstand:</text:p>
      <text:p text:style-name="P5"/>
      <text:p text:style-name="P5">Werdegang</text:p>
      <text:p text:style-name="P6">Software- und Datenbanken Entwickler</text:p>
      <text:p text:style-name="P7">Fortbildung bei der Comcave College GmbH, Dortmund</text:p>
      <text:p text:style-name="P3"><text:span text:style-name="T2">· </text:span><text:span text:style-name="T3">Oracle Certified Professional Java SE 6 Programmer</text:span></text:p>
      <text:p text:style-name="P3"><text:span text:style-name="T2">· </text:span><text:span text:style-name="T3">Oracle Certified Professional Java EE 5 Web Component</text:span></text:p>
      <text:p text:style-name="P7">Developer</text:p>
      <text:p text:style-name="P3"><text:span text:style-name="T2">· </text:span><text:span text:style-name="T3">Oracle Certified Professional Java EE 5 Business Component</text:span></text:p>
      <text:p text:style-name="P7">Developer</text:p>
      <text:p text:style-name="P6">Gesamtnote 2,0</text:p>
      <text:p text:style-name="P4">04.2011-01.2012</text:p>
      <text:p text:style-name="P6">Software- und Datenbanken Entwickler</text:p>
      <text:p text:style-name="P7">bei der Firma TechDo GmbH, Recklinghausen</text:p>
      <text:p text:style-name="P3"><text:span text:style-name="T2">· </text:span><text:span text:style-name="T3">Programmierung von Kundenspezifischen Softwaresystemen</text:span></text:p>
      <text:p text:style-name="P3"><text:span text:style-name="T2">· </text:span><text:span text:style-name="T3">Weiterentwicklung, Betreuung und Dokumentation eines</text:span></text:p>
      <text:p text:style-name="P7">Softwaresystemen zur Dokumentation Verfahrenstechnischer</text:p>
      <text:p text:style-name="P7">Anlagen</text:p>
      <text:p text:style-name="P3"><text:span text:style-name="T2">· </text:span><text:span text:style-name="T3">Programmiersprache Delphi</text:span></text:p>
      <text:p text:style-name="P3"><text:span text:style-name="T2">· </text:span><text:span text:style-name="T3">Firebird Datenbank</text:span></text:p>
      <text:p text:style-name="P4">05.2006-12.2009</text:p>
      <text:p text:style-name="P6">Modulares IT-Center</text:p>
      <text:p text:style-name="P7">bei der CDI-WBS Training AG, Dortmund</text:p>
      <text:p text:style-name="P3"><text:span text:style-name="T2">· </text:span><text:span text:style-name="T3">Oracle Datenbankentwicklung</text:span></text:p>
      <text:p text:style-name="P3"><text:span text:style-name="T2">· </text:span><text:span text:style-name="T3">Java Programmierung</text:span></text:p>
      <text:p text:style-name="P3"><text:span text:style-name="T2">· </text:span><text:span text:style-name="T3">Praktikum als Java Entwickler</text:span></text:p>
      <text:p text:style-name="P3"><text:span text:style-name="T2">· </text:span><text:span text:style-name="T3">Business Englisch</text:span></text:p>
      <text:p text:style-name="P3"><text:span text:style-name="T2">· </text:span><text:span text:style-name="T3">JAVA-Programmierung mit JDeveloper (100 von 100 Punkte)</text:span></text:p>
      <text:p text:style-name="P6">Gesamtergebnis: Guter Erfolg</text:p>
      <text:p text:style-name="P4">11.2004-09.2005</text:p>
      <text:p text:style-name="P6">Interaktiv e.V. c/o AStA der Universität Dortmund</text:p>
      <text:p text:style-name="P3"><text:span text:style-name="T2">· </text:span><text:span text:style-name="T3">Deutschsprachkurs</text:span></text:p>
      <text:p text:style-name="P2"><text:span text:style-name="T4">03.2004-11.2004</text:span></text:p>
      <text:p text:style-name="P9"/>
      <text:p text:style-name="P7">04.09.1960</text:p>
      <text:p text:style-name="P7">Kasachstan</text:p>
      <text:p text:style-name="P7">deutsch</text:p>
      <text:p text:style-name="P7">geschieden<text:line-break/></text:p>
      <text:p text:style-name="P5">Werdegang</text:p>
      <text:p text:style-name="P6">Software- und Datenbanken Entwickler</text:p>
      <text:p text:style-name="P7">Fortbildung bei der Comcave College GmbH, Dortmund</text:p>
      <text:p text:style-name="P3"><text:span text:style-name="T2">· </text:span><text:span text:style-name="T3">Oracle Certified Professional Java SE 6 Programmer</text:span></text:p>
      <text:p text:style-name="P3"><text:span text:style-name="T2">· </text:span><text:span text:style-name="T3">Oracle Certified Professional Java EE 5 Web Component</text:span></text:p>
      <text:p text:style-name="P7">Developer</text:p>
      <text:p text:style-name="P3"><text:span text:style-name="T2">· </text:span><text:span text:style-name="T3">Oracle Certified Professional Java EE 5 Business Component</text:span></text:p>
      <text:p text:style-name="P7">Developer</text:p>
      <text:p text:style-name="P6">Gesamtnote 2,0</text:p>
      <text:p text:style-name="P4">04.2011-01.2012</text:p>
      <text:p text:style-name="P6">Software- und Datenbanken Entwickler</text:p>
      <text:p text:style-name="P7">bei der Firma TechDo GmbH, Recklinghausen</text:p>
      <text:p text:style-name="P3"><text:span text:style-name="T2">· </text:span><text:span text:style-name="T3">Programmierung von Kundenspezifischen Softwaresystemen</text:span></text:p>
      <text:p text:style-name="P3"><text:span text:style-name="T2">· </text:span><text:span text:style-name="T3">Weiterentwicklung, Betreuung und Dokumentation eines</text:span></text:p>
      <text:p text:style-name="P7">Softwaresystemen zur Dokumentation Verfahrenstechnischer</text:p>
      <text:p text:style-name="P7">Anlagen</text:p>
      <text:p text:style-name="P3"><text:span text:style-name="T2">· </text:span><text:span text:style-name="T3">Programmiersprache Delphi</text:span></text:p>
      <text:p text:style-name="P3"><text:span text:style-name="T2">· </text:span><text:span text:style-name="T3">Firebird Datenbank</text:span></text:p>
      <text:p text:style-name="P4">05.2006-12.2009</text:p>
      <text:p text:style-name="P6">Modulares IT-Center</text:p>
      <text:p text:style-name="P7">bei der CDI-WBS Training AG, Dortmund</text:p>
      <text:p text:style-name="P3"><text:span text:style-name="T2">· </text:span><text:span text:style-name="T3">Oracle Datenbankentwicklung</text:span></text:p>
      <text:p text:style-name="P3"><text:span text:style-name="T2">· </text:span><text:span text:style-name="T3">Java Programmierung</text:span></text:p>
      <text:p text:style-name="P3"><text:span text:style-name="T2">· </text:span><text:span text:style-name="T3">Praktikum als Java Entwickler</text:span></text:p>
      <text:p text:style-name="P3"><text:span text:style-name="T2">· </text:span><text:span text:style-name="T3">Business Englisch</text:span></text:p>
      <text:p text:style-name="P3"><text:span text:style-name="T2">· </text:span><text:span text:style-name="T3">JAVA-Programmierung mit JDeveloper (100 von 100 Punkte)</text:span></text:p>
      <text:p text:style-name="P6">Gesamtergebnis: Guter Erfolg</text:p>
      <text:p text:style-name="P4">11.2004-09.2005</text:p>
      <text:p text:style-name="P6">Interaktiv e.V. c/o AStA der Universität Dortmund</text:p>
      <text:p text:style-name="P3"><text:span text:style-name="T2">· </text:span><text:span text:style-name="T3">Deutschsprachkurs</text:span></text:p>
      <text:p text:style-name="P2"><text:span text:style-name="T4">03.2004-11.200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Symbol" svg:font-family="Symbol"/>
    <style:font-face style:name="TimesNewRomanPSMT" svg:font-family="TimesNewRomanPSMT" style:font-family-generic="roman"/>
    <style:font-face style:name="Arial Unicode MS1" svg:font-family="'Arial Unicode MS'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list-style-name="">
      <style:paragraph-properties fo:text-align="start" style:justify-single-word="false" style:text-autospace="none">
        <style:tab-stops>
          <style:tab-stop style:position="8.811cm"/>
        </style:tab-stops>
      </style:paragraph-properties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MP2" style:family="paragraph" style:parent-style-name="Standard" style:list-style-name="">
      <style:paragraph-properties style:text-autospace="none">
        <style:tab-stops>
          <style:tab-stop style:position="8.811cm"/>
        </style:tab-stops>
      </style:paragraph-properties>
    </style:style>
    <style:style style:name="MT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.6cm">
          <style:column style:rel-width="4819*" fo:start-indent="0cm" fo:end-indent="0.3cm"/>
          <style:column style:rel-width="4819*" fo:start-indent="0.3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ladimir Deminenko<text:tab/>+49 2303 592605</text:p>
        <text:p text:style-name="MP1">Wasserstraße 32<text:tab/>+49 15253 922184</text:p>
        <text:p text:style-name="MP2"><text:span text:style-name="MT1">59423 Unna<text:tab/></text:span><text:a xlink:type="simple" xlink:href="mailto:vladimir.deminenko@gmail.com" text:style-name="Internet_20_link" text:visited-style-name="Visited_20_Internet_20_Link"><text:span text:style-name="MT1">vladimir.deminenko@gmail.com</text:span></text:a><text:span text:style-name="MT1"><text:line-break/>________________________________________________________________________________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01T20:17:18.54</meta:creation-date>
    <meta:document-statistic meta:table-count="0" meta:image-count="0" meta:object-count="0" meta:page-count="1" meta:paragraph-count="74" meta:word-count="264" meta:character-count="2219"/>
    <dc:date>2015-10-01T20:51:04.29</dc:date>
    <meta:editing-duration>PT2M54S</meta:editing-duration>
    <meta:editing-cycles>1</meta:editing-cycles>
    <meta:generator>OpenOffice/4.1.1$Win32 OpenOffice.org_project/411m6$Build-9775</meta:generator>
  </office:meta>
</office:document-meta>
</file>